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143026" officeooo:paragraph-rsid="00143026" style:font-size-asian="12pt" style:font-size-complex="12pt"/>
    </style:style>
    <style:style style:name="P2" style:family="paragraph" style:parent-style-name="Standard">
      <style:text-properties fo:font-size="12pt" officeooo:rsid="00152404" officeooo:paragraph-rsid="00152404" style:font-size-asian="12pt" style:font-size-complex="12pt"/>
    </style:style>
    <style:style style:name="P3" style:family="paragraph" style:parent-style-name="Standard">
      <style:text-properties fo:font-size="12pt" officeooo:rsid="001864a3" officeooo:paragraph-rsid="001864a3" style:font-size-asian="12pt" style:font-size-complex="12pt"/>
    </style:style>
    <style:style style:name="P4" style:family="paragraph" style:parent-style-name="Standard">
      <style:text-properties fo:font-size="12pt" officeooo:rsid="0019f548" officeooo:paragraph-rsid="0019f548" style:font-size-asian="12pt" style:font-size-complex="12pt"/>
    </style:style>
    <style:style style:name="P5" style:family="paragraph" style:parent-style-name="Standard">
      <style:text-properties fo:font-size="12pt" officeooo:rsid="001b9c5c" officeooo:paragraph-rsid="001b9c5c" style:font-size-asian="12pt" style:font-size-complex="12pt"/>
    </style:style>
    <style:style style:name="P6" style:family="paragraph" style:parent-style-name="Standard">
      <style:text-properties fo:font-size="12pt" officeooo:rsid="001c9c42" officeooo:paragraph-rsid="001c9c42" style:font-size-asian="12pt" style:font-size-complex="12pt"/>
    </style:style>
    <style:style style:name="P7" style:family="paragraph" style:parent-style-name="Standard" style:list-style-name="L1">
      <style:text-properties fo:font-size="12pt" officeooo:rsid="00152404" officeooo:paragraph-rsid="00152404" style:font-size-asian="12pt" style:font-size-complex="12pt"/>
    </style:style>
    <style:style style:name="P8" style:family="paragraph" style:parent-style-name="Standard" style:list-style-name="L2">
      <style:text-properties fo:font-size="12pt" officeooo:rsid="00152404" officeooo:paragraph-rsid="00152404" style:font-size-asian="12pt" style:font-size-complex="12pt"/>
    </style:style>
    <style:style style:name="P9" style:family="paragraph" style:parent-style-name="Standard" style:list-style-name="L3">
      <style:text-properties fo:font-size="12pt" officeooo:rsid="001864a3" officeooo:paragraph-rsid="001864a3" style:font-size-asian="12pt" style:font-size-complex="12pt"/>
    </style:style>
    <style:style style:name="P10" style:family="paragraph" style:parent-style-name="Standard">
      <style:text-properties fo:font-size="12pt" officeooo:rsid="001c9c42" officeooo:paragraph-rsid="001c9c42" style:font-size-asian="12pt" style:font-size-complex="12pt"/>
    </style:style>
    <style:style style:name="P11" style:family="paragraph" style:parent-style-name="Standard">
      <style:text-properties fo:font-size="12pt" officeooo:rsid="00213ba1" officeooo:paragraph-rsid="00213ba1" style:font-size-asian="12pt" style:font-size-complex="12pt"/>
    </style:style>
    <style:style style:name="P12" style:family="paragraph" style:parent-style-name="Standard">
      <style:text-properties fo:font-size="12pt" officeooo:rsid="002280d7" officeooo:paragraph-rsid="002280d7" style:font-size-asian="12pt" style:font-size-complex="12pt"/>
    </style:style>
    <style:style style:name="P13" style:family="paragraph" style:parent-style-name="Standard">
      <style:text-properties fo:font-size="12pt" officeooo:rsid="00234c57" officeooo:paragraph-rsid="00234c57" style:font-size-asian="12pt" style:font-size-complex="12pt"/>
    </style:style>
    <style:style style:name="T1" style:family="text">
      <style:text-properties officeooo:rsid="001b9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MA 4 CSS</text:p>
      <text:p text:style-name="P1"/>
      <text:p text:style-name="P1">4.1 ¿Qué es css?</text:p>
      <text:p text:style-name="P1"/>
      <text:p text:style-name="P1">Cascade Style Sheet: Intentan separar en un documento el estilo lógico del estilo físico.</text:p>
      <text:p text:style-name="P1"/>
      <text:p text:style-name="P2">El estilo lógico contiene elementos comopor ejemplo:</text:p>
      <text:p text:style-name="P2"/>
      <text:list xml:id="list538504653" text:style-name="L1">
        <text:list-item>
          <text:p text:style-name="P7">cabeceras</text:p>
        </text:list-item>
        <text:list-item>
          <text:p text:style-name="P7">parrafos</text:p>
        </text:list-item>
        <text:list-item>
          <text:p text:style-name="P7">enlaces</text:p>
        </text:list-item>
        <text:list-item>
          <text:p text:style-name="P7">imagenes</text:p>
        </text:list-item>
      </text:list>
      <text:p text:style-name="P2">el estilo físico tendría:</text:p>
      <text:p text:style-name="P2"/>
      <text:list xml:id="list2301089824" text:style-name="L2">
        <text:list-item>
          <text:p text:style-name="P8">Tipos de letra</text:p>
        </text:list-item>
        <text:list-item>
          <text:p text:style-name="P8">colores de fondo y de letra</text:p>
        </text:list-item>
        <text:list-item>
          <text:p text:style-name="P8">Anchos, altos</text:p>
        </text:list-item>
        <text:list-item>
          <text:p text:style-name="P8">Margenes</text:p>
        </text:list-item>
      </text:list>
      <text:p text:style-name="P2"/>
      <text:p text:style-name="P3">4.2 <text:span text:style-name="T1">Reglas CSS</text:span></text:p>
      <text:p text:style-name="P3"/>
      <text:p text:style-name="P3">Las reglas css establecen las propiedades <text:s/>se aplican alos elementos</text:p>
      <text:p text:style-name="P3"/>
      <text:p text:style-name="P3">selector</text:p>
      <text:p text:style-name="P3"/>
      <text:p text:style-name="P3">{</text:p>
      <text:p text:style-name="P3"><text:s/>p1, p2, p3</text:p>
      <text:p text:style-name="P3"/>
      <text:p text:style-name="P3">}</text:p>
      <text:p text:style-name="P3"/>
      <text:p text:style-name="P3">Dónde:</text:p>
      <text:p text:style-name="P3"/>
      <text:list xml:id="list2610681860" text:style-name="L3">
        <text:list-item>
          <text:p text:style-name="P9">selector: etiqueta html a la que se le aplica el estilo</text:p>
        </text:list-item>
        <text:list-item>
          <text:p text:style-name="P9">propiedad: propiedad concreta del elemento que se quiere modificar</text:p>
        </text:list-item>
        <text:list-item>
          <text:p text:style-name="P9">valor: valor que toma la propiedad.</text:p>
        </text:list-item>
      </text:list>
      <text:p text:style-name="P3"/>
      <text:p text:style-name="P4">4.2.1 Ubicación de las reglas</text:p>
      <text:p text:style-name="P4"/>
      <text:p text:style-name="P4">Existen <text:s/>tres posibilidades</text:p>
      <text:p text:style-name="P4"/>
      <text:p text:style-name="P4">1. Aplicación directa en etiqueta mediante <text:s/>el atributo style</text:p>
      <text:p text:style-name="P4"/>
      <text:p text:style-name="P4"/>
      <text:p text:style-name="P5">2. Redefininción de etiquetas: <text:s/>Los electores que se especifican en la regla se aplican a todo el documento. Para ello seleccionamos los elementos a os que remos aplicar las reglas.</text:p>
      <text:p text:style-name="P5"/>
      <text:p text:style-name="P5">&lt;style type=”text/css”&gt;</text:p>
      <text:p text:style-name="P5"><text:tab/>Etiqueta</text:p>
      <text:p text:style-name="P5"><text:tab/>{</text:p>
      <text:p text:style-name="P5"><text:tab/> <text:s text:c="4"/>propiedad1: valor1;</text:p>
      <text:p text:style-name="P5"><text:tab/> <text:s text:c="4"/>propiedad2:valor2;</text:p>
      <text:p text:style-name="P5"/>
      <text:p text:style-name="P5"><text:soft-page-break/><text:tab/>}</text:p>
      <text:p text:style-name="P5"/>
      <text:p text:style-name="P5"><text:tab/>Etiqueta2{</text:p>
      <text:p text:style-name="P5"/>
      <text:p text:style-name="P5"><text:tab/><text:tab/>propiedad1:valor1;</text:p>
      <text:p text:style-name="P5"/>
      <text:p text:style-name="P5"><text:tab/>}</text:p>
      <text:p text:style-name="P5"/>
      <text:p text:style-name="P5">&lt;/style&gt;</text:p>
      <text:p text:style-name="P4"/>
      <text:p text:style-name="P6">3. Separar HTML de CSS: La definición de los elementos CSS se realiza mediante un fichero distinto. Se enlaza mediante:</text:p>
      <text:p text:style-name="P6"/>
      <text:p text:style-name="P6">&lt;link rel=”stylesheet” TYPE=”type/css” hrfef=UbicaciónFichero&gt;</text:p>
      <text:p text:style-name="P6"/>
      <text:p text:style-name="P6"/>
      <text:p text:style-name="P11">HTML</text:p>
      <text:p text:style-name="P11"/>
      <text:p text:style-name="P11">3.7.3 Encabezados</text:p>
      <text:p text:style-name="P11"/>
      <text:p text:style-name="P11">Se utilizan para destacar líneas de texto dentro de un documento. Exisyten seis niveles disponibles con diferentes tamaños: h1,h2,h3,h4,h5,h6</text:p>
      <text:p text:style-name="P11"/>
      <text:p text:style-name="P11">&lt;h1&gt;</text:p>
      <text:p text:style-name="P11"><text:s text:c="4"/>Bloque encabezado</text:p>
      <text:p text:style-name="P11">&lt;/h1&gt;</text:p>
      <text:p text:style-name="P11"/>
      <text:p text:style-name="P12">3.7.4 Salto de línea simple</text:p>
      <text:p text:style-name="P12"/>
      <text:p text:style-name="P12">Inserta un salto de línea en lugar indicado con la etiqueta.</text:p>
      <text:p text:style-name="P12"/>
      <text:p text:style-name="P12">&lt;br/&gt;</text:p>
      <text:p text:style-name="P12"/>
      <text:p text:style-name="P13">3.7.5 Dibujo de línea</text:p>
      <text:p text:style-name="P13"/>
      <text:p text:style-name="P13">Dibuja una línea horizontal hasta el final de la línea. La siguiente línea el cursor se encuentra al principio de la línea.</text:p>
      <text:p text:style-name="P13"/>
      <text:p text:style-name="P13">&lt;hr/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AR PL SungtiL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10:19.769268618</meta:creation-date>
    <meta:generator>LibreOffice/5.4.0.3$Linux_X86_64 LibreOffice_project/40m0$Build-3</meta:generator>
    <dc:date>2018-03-13T12:37:08.970882577</dc:date>
    <meta:editing-duration>PT53M31S</meta:editing-duration>
    <meta:editing-cycles>6</meta:editing-cycles>
    <meta:document-statistic meta:table-count="0" meta:image-count="0" meta:object-count="0" meta:page-count="2" meta:paragraph-count="51" meta:word-count="258" meta:character-count="1600" meta:non-whitespace-character-count="1376"/>
  </office:meta>
</office:document-meta>
</file>